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3.568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1.39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773cm"/>
    </style:style>
    <style:style style:name="co24" style:family="table-column">
      <style:table-column-properties fo:break-before="auto" style:column-width="2.586cm"/>
    </style:style>
    <style:style style:name="co25" style:family="table-column">
      <style:table-column-properties fo:break-before="auto" style:column-width="3.344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4.595cm"/>
    </style:style>
    <style:style style:name="co28" style:family="table-column">
      <style:table-column-properties fo:break-before="auto" style:column-width="3.588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2.9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6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1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17" table:formula="of:=[.B2]/1.04" office:value-type="float" office:value="19.2307692307692" calcext:value-type="float">
            <text:p>19,230769230769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17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17" table:formula="of:=[.B5]/1.04" office:value-type="float" office:value="12.5" calcext:value-type="float">
            <text:p>12,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16"/>
          <table:table-cell/>
        </table:table-row>
        <table:table-row table:style-name="ro1">
          <table:table-cell table:style-name="ce17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17" table:formula="of:=(0.0034941 * [.B6]-0.00085683*[.B3])*1000/4" office:value-type="float" office:value="6.7996875" calcext:value-type="float">
            <text:p>6,799687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17" table:formula="of:=0.1808*[.B3]+0.8192*[.B9]" office:value-type="float" office:value="9.04722707692308" calcext:value-type="float">
            <text:p>9,0472270769230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17" table:formula="of:=([.B3]-[.B9])*100/[.B3]" office:value-type="float" office:value="64.641625" calcext:value-type="float">
            <text:p>64,64162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17" table:formula="of:=([.B3]-[.B10])*100/[.B3]" office:value-type="float" office:value="52.9544192" calcext:value-type="float">
            <text:p>52,954419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17" table:formula="of:=([.B3]-[.B10])/(2.0665-0.010665*[.B3])" office:value-type="float" office:value="5.47089347370161" calcext:value-type="float">
            <text:p>5,4708934737016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17" table:formula="of:=261.1/(261.53-[.B10])*[.B13]/0.794" office:value-type="float" office:value="7.12545951143352" calcext:value-type="float">
            <text:p>7,125459511433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7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18]+273.5)))" office:value-type="float" office:value="2.21784829987665" calcext:value-type="float">
            <text:p>2,2178482998766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7]-[.B19]" office:value-type="float" office:value="2.78215170012335" calcext:value-type="float">
            <text:p>2,7821517001233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0]*0.1/0.4" office:value-type="float" office:value="0.695537925030838" calcext:value-type="float">
            <text:p>0,69553792503083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0]+[.B21]" office:value-type="float" office:value="9.74276500195392" calcext:value-type="float">
            <text:p>9,74276500195392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4"/>
        </table:table-row>
        <table:table-row table:style-name="ro1">
          <table:table-cell table:number-columns-repeated="2"/>
          <table:table-cell table:style-name="ce24"/>
        </table:table-row>
      </table:table>
      <table:table table:name="Spundungstabelle" table:style-name="ta1">
        <table:table-column table:style-name="co27" table:default-cell-style-name="ce17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10.13*(10*EXP(-10.73797+(2617.25/([.D$7]+273.15))))-1.013" office:value-type="float" office:value="26.7459577687362" calcext:value-type="float">
            <text:p>26,7459577687362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 office:value-type="string" calcext:value-type="string">
            <text:p>Würzemenge [L]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7" office:value-type="string" calcext:value-type="string">
            <text:p>Alpha[%]</text:p>
          </table:table-cell>
          <table:table-cell table:style-name="ce17" office:value-type="string" calcext:value-type="string">
            <text:p>Kochzeit [min]</text:p>
          </table:table-cell>
          <table:table-cell table:style-name="ce17" office:value-type="string" calcext:value-type="string">
            <text:p>Hopfengabe [g]</text:p>
          </table:table-cell>
          <table:table-cell table:style-name="ce17" office:value-type="string" calcext:value-type="string">
            <text:p>Ausnutzung</text:p>
          </table:table-cell>
          <table:table-cell table:style-name="ce17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17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21.3268229910631" calcext:value-type="float">
            <text:p>21,3268229910631</text:p>
          </table:table-cell>
        </table:table-row>
        <table:table-row table:style-name="ro1">
          <table:table-cell table:number-columns-repeated="3"/>
          <table:table-cell table:style-name="ce17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4006865336717" calcext:value-type="float">
            <text:p>0,234006865336717</text:p>
          </table:table-cell>
          <table:table-cell table:formula="of:=[.G8]*[.E8]*10*[.H8]/[.$E$5]" office:value-type="float" office:value="6.5001907037977" calcext:value-type="float">
            <text:p>6,5001907037977</text:p>
          </table:table-cell>
        </table:table-row>
        <table:table-row table:style-name="ro1">
          <table:table-cell table:number-columns-repeated="3"/>
          <table:table-cell table:style-name="ce17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82142460775501" calcext:value-type="float">
            <text:p>0,082142460775501</text:p>
          </table:table-cell>
          <table:table-cell table:formula="of:=[.G9]*[.E9]*10*[.H9]/[.$E$5]" office:value-type="float" office:value="2.19046562068003" calcext:value-type="float">
            <text:p>2,190465620680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>
            <text:p>IBU gesamt</text:p>
          </table:table-cell>
          <table:table-cell table:formula="of:=SUM([.I7:.I9])" office:value-type="float" office:value="30.0174793155408" calcext:value-type="float">
            <text:p>30,0174793155408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3">
          <table:table-cell table:number-columns-repeated="3"/>
          <table:table-cell table:style-name="ce34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17" office:value-type="string" calcext:value-type="string">
            <text:p>W (Winkel)</text:p>
          </table:table-cell>
          <table:table-cell table:style-name="ce17" office:value-type="string" calcext:value-type="string">
            <text:p>P (°P)</text:p>
          </table:table-cell>
          <table:table-cell/>
          <table:table-cell table:style-name="ce17" office:value-type="string" calcext:value-type="string">
            <text:p>W*P</text:p>
          </table:table-cell>
          <table:table-cell table:style-name="ce17" office:value-type="string" calcext:value-type="string">
            <text:p>W^2</text:p>
          </table:table-cell>
          <table:table-cell table:style-name="ce17" office:value-type="string" calcext:value-type="string">
            <text:p>W^3</text:p>
          </table:table-cell>
          <table:table-cell table:style-name="ce17" office:value-type="string" calcext:value-type="string">
            <text:p>W^4</text:p>
          </table:table-cell>
          <table:table-cell table:style-name="ce17" office:value-type="string" calcext:value-type="string">
            <text:p>W^2*P</text:p>
          </table:table-cell>
          <table:table-cell/>
          <table:table-cell table:style-name="ce17" office:value-type="string" calcext:value-type="string">
            <text:p>Mittelwerte</text:p>
          </table:table-cell>
          <table:table-cell table:style-name="ce17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17" table:number-columns-repeated="5"/>
          <table:table-cell table:number-columns-repeated="44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Zellenzahl</text:p>
          </table:table-cell>
          <table:table-cell table:style-name="ce17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17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17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17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Kochmaische Vol [L]</text:p>
          </table:table-cell>
          <table:table-cell table:style-name="ce17" table:formula="of:=([.B2]-[.B3])/([.B4]-[.B3])*[.B5]" office:value-type="float" office:value="7.71084337349398" calcext:value-type="float">
            <text:p>7,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7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Zubrühtemperatur [°C]</text:p>
          </table:table-cell>
          <table:table-cell table:style-name="ce17" table:formula="of:=[.B14]+(0.32*[.B12]+[.B13])*([.B14]-[.B15])/[.B16]" office:value-type="float" office:value="38.16" calcext:value-type="float">
            <text:p>38,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Zubrühmenge [L]</text:p>
          </table:table-cell>
          <table:table-cell table:style-name="ce17" table:formula="of:=([.B22]+[.B13])*([.B14]-[.B21])/([.B20]-[.B21])" office:value-type="float" office:value="5.26439024390244" calcext:value-type="float">
            <text:p>5,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,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17" office:value-type="string" calcext:value-type="string">
            <text:p>Einmaischmenge</text:p>
          </table:table-cell>
          <table:table-cell table:style-name="ce17" table:formula="of:=[.B16]-[.B23]" office:value-type="float" office:value="11.5356097560976" calcext:value-type="float">
            <text:p>11,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7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,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,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,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,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tammwürze neu [°P]</text:p>
          </table:table-cell>
          <table:table-cell table:style-name="ce17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udhausausbeute [%]</text:p>
          </table:table-cell>
          <table:table-cell table:style-name="ce17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17" office:value-type="string" calcext:value-type="string">
            <text:p>Kochtemperatur [°C]</text:p>
          </table:table-cell>
          <table:table-cell table:style-name="ce17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7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Teilmaischemenge [L]</text:p>
          </table:table-cell>
          <table:table-cell table:style-name="ce17" table:formula="of:=([.B62]+[.B63])*([.B61]-[.B64])/([.B65]-[.B64])" office:value-type="float" office:value="5.2241053834498" calcext:value-type="float">
            <text:p>5,2241053834498</text:p>
          </table:table-cell>
          <table:table-cell table:style-name="ce29" table:formula="of:=[.B66]*100/[.B62]" office:value-type="float" office:value="25.2128638197384" calcext:value-type="float">
            <text:p>25,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7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Teilmaischemenge [L]</text:p>
          </table:table-cell>
          <table:table-cell table:style-name="ce17" table:formula="of:=([.B71]+[.B72])*([.B70]-[.B73])/([.B74]-[.B73])" office:value-type="float" office:value="8.48917124810592" calcext:value-type="float">
            <text:p>8,48917124810592</text:p>
          </table:table-cell>
          <table:table-cell table:style-name="ce17" table:formula="of:=[.B75]*100/[.B71]" office:value-type="float" office:value="40.9709037070749" calcext:value-type="float">
            <text:p>40,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7"/>
          <table:table-cell table:number-columns-repeated="6"/>
        </table:table-row>
        <table:table-row table:style-name="ro1">
          <table:table-cell table:style-name="ce17" office:value-type="string" calcext:value-type="string">
            <text:p>C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54613466334165" calcext:value-type="float">
            <text:p>1,54613466334165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8.65835411471322" calcext:value-type="float">
            <text:p>8,65835411471322</text:p>
          </table:table-cell>
          <table:table-cell office:value-type="string" calcext:value-type="string">
            <text:p>°dH</text:p>
          </table:table-cell>
        </table:table-row>
        <table:table-row table:style-name="ro1">
          <table:table-cell table:style-name="ce17" office:value-type="string" calcext:value-type="string">
            <text:p>M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1111111111111" calcext:value-type="float">
            <text:p>1,11111111111111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22222222222222" calcext:value-type="float">
            <text:p>6,22222222222222</text:p>
          </table:table-cell>
          <table:table-cell office:value-type="string" calcext:value-type="string">
            <text:p>°dH</text:p>
          </table:table-cell>
        </table:table-row>
        <table:table-row table:style-name="ro1">
          <table:table-cell table:style-name="ce17" office:value-type="string" calcext:value-type="string">
            <text:p>Sulfat(SO4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Chlorid(Cl-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itrit(NO3-)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g/l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Brauwas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4.9089" calcext:value-type="float">
            <text:p>14,9089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20096583936983" calcext:value-type="float">
            <text:p>1,20096583936983</text:p>
          </table:table-cell>
          <table:table-cell office:value-type="string" calcext:value-type="string">
            <text:p>mmol/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14]*21.8-[.B7]-[.B8]-[.B9])/21.8" office:value-type="float" office:value="12.706147706422" calcext:value-type="float">
            <text:p>12,706147706422</text:p>
          </table:table-cell>
          <table:table-cell office:value-type="string" calcext:value-type="string">
            <text:p>°dH</text:p>
          </table:table-cell>
          <table:table-cell table:formula="of:=[.B15]/2.8" office:value-type="float" office:value="4.53790989515072" calcext:value-type="float">
            <text:p>4,53790989515072</text:p>
          </table:table-cell>
          <table:table-cell office:value-type="string" calcext:value-type="string">
            <text:p>mmol/l</text:p>
          </table:table-cell>
          <table:table-cell table:formula="of:=[.B15]/2.8*61" office:value-type="float" office:value="276.812503604194" calcext:value-type="float">
            <text:p>276,812503604194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5]*2.8" office:value-type="float" office:value="35.5772135779817" calcext:value-type="float">
            <text:p>35,5772135779817</text:p>
          </table:table-cell>
          <table:table-cell office:value-type="string" calcext:value-type="string">
            <text:p>°d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7]/0.3566" office:value-type="float" office:value="9.35766701004176" calcext:value-type="float">
            <text:p>9,35766701004176</text:p>
          </table:table-cell>
          <table:table-cell office:value-type="string" calcext:value-type="string">
            <text:p>°dH</text:p>
          </table:table-cell>
          <table:table-cell table:formula="of:=[.D15]-[.D14]" office:value-type="float" office:value="3.33694405578089" calcext:value-type="float">
            <text:p>3,33694405578089</text:p>
          </table:table-cell>
          <table:table-cell office:value-type="string" calcext:value-type="string">
            <text:p>mmol/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lchsäure dazu</text:p>
          </table:table-cell>
          <table:table-cell table:formula="of:=[.D17]*90.8*[.B10]/1000" office:value-type="float" office:value="6.0598904052981" calcext:value-type="float">
            <text:p>6,0598904052981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Sauermalz</text:p>
          </table:table-cell>
          <table:table-cell table:formula="of:=[.B19]*100/[.B11]" office:value-type="float" office:value="201.99634684327" calcext:value-type="float">
            <text:p>201,99634684327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.00.0000</text:date>, <text:time style:data-style-name="N2" text:time-value="15:22:29.9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8H45M45S</meta:editing-duration>
    <meta:editing-cycles>83</meta:editing-cycles>
    <meta:generator>LibreOffice/6.4.3.2$Windows_X86_64 LibreOffice_project/747b5d0ebf89f41c860ec2a39efd7cb15b54f2d8</meta:generator>
    <dc:date>2020-06-22T15:24:07.735000000</dc:date>
    <meta:document-statistic meta:table-count="12" meta:cell-count="212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